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383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1.75cm"/>
    </style:style>
    <style:style style:name="co10" style:family="table-column">
      <style:table-column-properties fo:break-before="auto" style:column-width="1.519cm"/>
    </style:style>
    <style:style style:name="co11" style:family="table-column">
      <style:table-column-properties fo:break-before="auto" style:column-width="2.766cm"/>
    </style:style>
    <style:style style:name="co12" style:family="table-column">
      <style:table-column-properties fo:break-before="auto" style:column-width="2.535cm"/>
    </style:style>
    <style:style style:name="co13" style:family="table-column">
      <style:table-column-properties fo:break-before="auto" style:column-width="2.806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1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61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104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/>
    <style:style style:name="ce6" style:family="table-cell" style:parent-style-name="Default" style:data-style-name="N0"/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7" office:value-type="percentage" office:value="0.21" calcext:value-type="percentage">
            <text:p>21,00 %</text:p>
          </table:table-cell>
          <table:table-cell/>
          <table:table-cell table:formula="of:=VALUE(MIDB(COM.MICROSOFT.WEBSERVICE(&quot;https://dolarapi.com/v1/dolares/oficial&quot;);95;4))" office:value-type="float" office:value="1415" calcext:value-type="float">
            <text:p>1415</text:p>
          </table:table-cell>
        </table:table-row>
        <table:table-row table:style-name="ro2">
          <table:table-cell table:style-name="ce2" office:value-type="string" calcext:value-type="string">
            <text:p>Articulo</text:p>
          </table:table-cell>
          <table:table-cell table:style-name="ce2" office:value-type="string" calcext:value-type="string">
            <text:p>Precio x Unidad</text:p>
          </table:table-cell>
          <table:table-cell table:style-name="ce2" office:value-type="string" calcext:value-type="string">
            <text:p>Cantidad Vendi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Total a pagar</text:p>
          </table:table-cell>
          <table:table-cell table:style-name="ce2" office:value-type="string" calcext:value-type="string">
            <text:p>Total en U$S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3"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style-name="ce3" table:formula="of:=[.B3]*[.C3]" office:value-type="currency" office:currency="ARS" office:value="87.5" calcext:value-type="currency">
            <text:p>$87,50</text:p>
          </table:table-cell>
          <table:table-cell table:style-name="ce3" table:formula="of:=[.D3]*[.$E$1]" office:value-type="currency" office:currency="ARS" office:value="18.375" calcext:value-type="currency">
            <text:p>$18,38</text:p>
          </table:table-cell>
          <table:table-cell table:style-name="ce3" table:formula="of:=[.D3]+[.E3]" office:value-type="currency" office:currency="ARS" office:value="105.875" calcext:value-type="currency">
            <text:p>$105,88</text:p>
          </table:table-cell>
          <table:table-cell table:style-name="ce3" table:formula="of:=ROUNDDOWN([.F3]/[.$G$1];2)" office:value-type="currency" office:currency="ARS" office:value="0.07" calcext:value-type="currency">
            <text:p>$0,07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style-name="ce3" table:formula="of:=[.B4]*[.C4]" office:value-type="currency" office:currency="ARS" office:value="273" calcext:value-type="currency">
            <text:p>$273,00</text:p>
          </table:table-cell>
          <table:table-cell table:style-name="ce3" table:formula="of:=[.D4]*[.$E$1]" office:value-type="currency" office:currency="ARS" office:value="57.33" calcext:value-type="currency">
            <text:p>$57,33</text:p>
          </table:table-cell>
          <table:table-cell table:style-name="ce3" table:formula="of:=[.D4]+[.E4]" office:value-type="currency" office:currency="ARS" office:value="330.33" calcext:value-type="currency">
            <text:p>$330,33</text:p>
          </table:table-cell>
          <table:table-cell table:style-name="ce3" table:formula="of:=ROUNDDOWN([.F4]/[.$G$1];2)" office:value-type="currency" office:currency="ARS" office:value="0.23" calcext:value-type="currency">
            <text:p>$0,2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3"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currency" office:currency="ARS" office:value="11.2" calcext:value-type="currency">
            <text:p>$11,20</text:p>
          </table:table-cell>
          <table:table-cell table:style-name="ce3" table:formula="of:=[.D5]*[.$E$1]" office:value-type="currency" office:currency="ARS" office:value="2.352" calcext:value-type="currency">
            <text:p>$2,35</text:p>
          </table:table-cell>
          <table:table-cell table:style-name="ce3" table:formula="of:=[.D5]+[.E5]" office:value-type="currency" office:currency="ARS" office:value="13.552" calcext:value-type="currency">
            <text:p>$13,55</text:p>
          </table:table-cell>
          <table:table-cell table:style-name="ce3" table:formula="of:=ROUNDDOWN([.F5]/[.$G$1];2)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3"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currency" office:currency="ARS" office:value="30.5" calcext:value-type="currency">
            <text:p>$30,50</text:p>
          </table:table-cell>
          <table:table-cell table:style-name="ce3" table:formula="of:=[.D6]*[.$E$1]" office:value-type="currency" office:currency="ARS" office:value="6.405" calcext:value-type="currency">
            <text:p>$6,41</text:p>
          </table:table-cell>
          <table:table-cell table:style-name="ce3" table:formula="of:=[.D6]+[.E6]" office:value-type="currency" office:currency="ARS" office:value="36.905" calcext:value-type="currency">
            <text:p>$36,91</text:p>
          </table:table-cell>
          <table:table-cell table:style-name="ce3" table:formula="of:=ROUNDDOWN([.F6]/[.$G$1];2)" office:value-type="currency" office:currency="ARS" office:value="0.02" calcext:value-type="currency">
            <text:p>$0,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btener cosas de interne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Consultar un API REST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a xlink:href="https://dolarapi.com/docs/" xlink:type="simple">https://dolarapi.com/docs/</text:a></text:p>
          </table:table-cell>
          <table:table-cell/>
          <table:table-cell office:value-type="string" calcext:value-type="string">
            <text:p>se consulta un web service</text:p>
          </table:table-cell>
          <table:table-cell/>
        </table:table-row>
        <table:table-row table:style-name="ro3">
          <table:table-cell table:number-columns-repeated="3"/>
          <table:table-cell table:formula="of:=COM.MICROSOFT.WEBSERVICE(&quot;https://dolarapi.com/v1/dolares/oficial&quot;)" office:value-type="string" office:string-value="{&#10;  &quot;moneda&quot;: &quot;USD&quot;,&#10;  &quot;casa&quot;: &quot;oficial&quot;,&#10;  &quot;nombre&quot;: &quot;Oficial&quot;,&#10;  &quot;compra&quot;: 1365,&#10;  &quot;venta&quot;: 1415,&#10;  &quot;fechaActualizacion&quot;: &quot;2026-03-16T17:09:00.000Z&quot;&#10;}" calcext:value-type="string">
            <text:p>{</text:p>
            <text:p>  "moneda": "USD",</text:p>
            <text:p>  "casa": "oficial",</text:p>
            <text:p>  "nombre": "Oficial",</text:p>
            <text:p>  "compra": 1365,</text:p>
            <text:p>  "venta": 1415,</text:p>
            <text:p>  "fechaActualizacion": "2026-03-16T17:09:00.000Z"</text:p>
            <text:p>}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formula="of:=MIDB([.D12];95;4)" office:value-type="string" office:string-value="1415" calcext:value-type="string">
            <text:p>14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table:formula="of:=VALUE([.D13])" office:value-type="float" office:value="1415" calcext:value-type="float">
            <text:p>14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Hacer SCRAP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ttps://dolarhoy.com/</text:p>
          </table:table-cell>
          <table:table-cell/>
          <table:table-cell office:value-type="string" calcext:value-type="string">
            <text:p>se captura info de la web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*=SERVICIOWEB("https://dolarhoy.com/")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style-name="ce7" office:value-type="percentage" office:value="0.21" calcext:value-type="percentage">
            <text:p>21,00 %</text:p>
          </table:table-cell>
          <table:table-cell table:style-name="ce7" office:value-type="percentage" office:value="0.05" calcext:value-type="percentage">
            <text:p>5,00 %</text:p>
          </table:table-cell>
          <table:table-cell table:style-name="ce7" office:value-type="percentage" office:value="0.03" calcext:value-type="percentage">
            <text:p>3,00 %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rticulo</text:p>
          </table:table-cell>
          <table:table-cell table:style-name="ce2" office:value-type="string" calcext:value-type="string">
            <text:p>Precio x Unidad</text:p>
          </table:table-cell>
          <table:table-cell table:style-name="ce2" office:value-type="string" calcext:value-type="string">
            <text:p>Cantidad Vendi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Ing. Brutos</text:p>
          </table:table-cell>
          <table:table-cell table:style-name="ce2" office:value-type="string" calcext:value-type="string">
            <text:p>Tasa Municipal</text:p>
          </table:table-cell>
          <table:table-cell table:style-name="ce2" office:value-type="string" calcext:value-type="string">
            <text:p>Total a paga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3]*[.C3]" office:value-type="currency" office:currency="ARS" office:value="87.5" calcext:value-type="currency">
            <text:p>$87,50</text:p>
          </table:table-cell>
          <table:table-cell table:formula="of:=[.$D3]*[.E$1]" office:value-type="currency" office:currency="ARS" office:value="18.375" calcext:value-type="currency">
            <text:p>$18,38</text:p>
          </table:table-cell>
          <table:table-cell table:formula="of:=[.$D3]*[.F$1]" office:value-type="currency" office:currency="ARS" office:value="4.375" calcext:value-type="currency">
            <text:p>$4,38</text:p>
          </table:table-cell>
          <table:table-cell table:formula="of:=[.$D3]*[.G$1]" office:value-type="currency" office:currency="ARS" office:value="2.625" calcext:value-type="currency">
            <text:p>$2,63</text:p>
          </table:table-cell>
          <table:table-cell table:formula="of:=SUM([.D3:.G3])" office:value-type="currency" office:currency="ARS" office:value="112.875" calcext:value-type="currency">
            <text:p>$112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4]*[.C4]" office:value-type="currency" office:currency="ARS" office:value="273" calcext:value-type="currency">
            <text:p>$273,00</text:p>
          </table:table-cell>
          <table:table-cell table:formula="of:=[.$D4]*[.E$1]" office:value-type="currency" office:currency="ARS" office:value="57.33" calcext:value-type="currency">
            <text:p>$57,33</text:p>
          </table:table-cell>
          <table:table-cell table:formula="of:=[.$D4]*[.F$1]" office:value-type="currency" office:currency="ARS" office:value="13.65" calcext:value-type="currency">
            <text:p>$13,65</text:p>
          </table:table-cell>
          <table:table-cell table:formula="of:=[.$D4]*[.G$1]" office:value-type="currency" office:currency="ARS" office:value="8.19" calcext:value-type="currency">
            <text:p>$8,19</text:p>
          </table:table-cell>
          <table:table-cell table:formula="of:=SUM([.D4:.G4])" office:value-type="currency" office:currency="ARS" office:value="352.17" calcext:value-type="currency">
            <text:p>$352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ARS" office:value="11.2" calcext:value-type="currency">
            <text:p>$11,20</text:p>
          </table:table-cell>
          <table:table-cell table:formula="of:=[.$D5]*[.E$1]" office:value-type="currency" office:currency="ARS" office:value="2.352" calcext:value-type="currency">
            <text:p>$2,35</text:p>
          </table:table-cell>
          <table:table-cell table:formula="of:=[.$D5]*[.F$1]" office:value-type="currency" office:currency="ARS" office:value="0.56" calcext:value-type="currency">
            <text:p>$0,56</text:p>
          </table:table-cell>
          <table:table-cell table:formula="of:=[.$D5]*[.G$1]" office:value-type="currency" office:currency="ARS" office:value="0.336" calcext:value-type="currency">
            <text:p>$0,34</text:p>
          </table:table-cell>
          <table:table-cell table:formula="of:=SUM([.D5:.G5])" office:value-type="currency" office:currency="ARS" office:value="14.448" calcext:value-type="currency">
            <text:p>$14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ARS" office:value="30.5" calcext:value-type="currency">
            <text:p>$30,50</text:p>
          </table:table-cell>
          <table:table-cell table:formula="of:=[.$D6]*[.E$1]" office:value-type="currency" office:currency="ARS" office:value="6.405" calcext:value-type="currency">
            <text:p>$6,41</text:p>
          </table:table-cell>
          <table:table-cell table:formula="of:=[.$D6]*[.F$1]" office:value-type="currency" office:currency="ARS" office:value="1.525" calcext:value-type="currency">
            <text:p>$1,53</text:p>
          </table:table-cell>
          <table:table-cell table:formula="of:=[.$D6]*[.G$1]" office:value-type="currency" office:currency="ARS" office:value="0.915" calcext:value-type="currency">
            <text:p>$0,92</text:p>
          </table:table-cell>
          <table:table-cell table:formula="of:=SUM([.D6:.G6])" office:value-type="currency" office:currency="ARS" office:value="39.345" calcext:value-type="currency">
            <text:p>$39,35</text:p>
          </table:table-cell>
          <table:table-cell table:number-columns-repeated="2"/>
        </table:table-row>
      </table:table>
      <table:table table:name="Hoja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ce7" office:value-type="percentage" office:value="0.5" calcext:value-type="percentage">
            <text:p>50,00 %</text:p>
          </table:table-cell>
          <table:table-cell table:style-name="ce7" office:value-type="percentage" office:value="1" calcext:value-type="percentage">
            <text:p>100,00 %</text:p>
          </table:table-cell>
          <table:table-cell table:number-columns-repeated="4"/>
          <table:table-cell table:style-name="ce7" office:value-type="percentage" office:value="0.11" calcext:value-type="percentage">
            <text:p>11,00 %</text:p>
          </table:table-cell>
          <table:table-cell table:style-name="ce7" office:value-type="percentage" office:value="0.04" calcext:value-type="percentage">
            <text:p>4,00 %</text:p>
          </table:table-cell>
          <table:table-cell table:style-name="ce7" office:value-type="percentage" office:value="0.06" calcext:value-type="percentage">
            <text:p>6,00 %</text:p>
          </table:table-cell>
          <table:table-cell table:number-columns-repeated="5"/>
        </table:table-row>
        <table:table-row table:style-name="ro5">
          <table:table-cell table:style-name="ce2" office:value-type="string" calcext:value-type="string">
            <text:p>Legajo</text:p>
          </table:table-cell>
          <table:table-cell table:style-name="ce2" office:value-type="string" calcext:value-type="string">
            <text:p>Sueldo Básico</text:p>
          </table:table-cell>
          <table:table-cell table:style-name="ce2" office:value-type="string" calcext:value-type="string">
            <text:p>Valor Hora</text:p>
          </table:table-cell>
          <table:table-cell table:style-name="ce2" office:value-type="string" calcext:value-type="string">
            <text:p>Cantidad Horas Extras Simples</text:p>
          </table:table-cell>
          <table:table-cell table:style-name="ce2" office:value-type="string" calcext:value-type="string">
            <text:p>Cantidad Horas Extras Dobles</text:p>
          </table:table-cell>
          <table:table-cell table:style-name="ce2" office:value-type="string" calcext:value-type="string">
            <text:p>Total $ Horas Extras</text:p>
          </table:table-cell>
          <table:table-cell table:style-name="ce2" office:value-type="string" calcext:value-type="string">
            <text:p>Sumas no remunerativas</text:p>
          </table:table-cell>
          <table:table-cell table:style-name="ce2" office:value-type="string" calcext:value-type="string">
            <text:p>Sumas remunerativas</text:p>
          </table:table-cell>
          <table:table-cell table:style-name="ce2" office:value-type="string" calcext:value-type="string">
            <text:p>Total Remunerativos</text:p>
          </table:table-cell>
          <table:table-cell table:style-name="ce2" office:value-type="string" calcext:value-type="string">
            <text:p>Jubilación</text:p>
          </table:table-cell>
          <table:table-cell table:style-name="ce2" office:value-type="string" calcext:value-type="string">
            <text:p>Aporte sindical</text:p>
          </table:table-cell>
          <table:table-cell table:style-name="ce2" office:value-type="string" calcext:value-type="string">
            <text:p>Obra Social</text:p>
          </table:table-cell>
          <table:table-cell table:style-name="ce2" office:value-type="string" calcext:value-type="string">
            <text:p>Sueldo Neto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style-name="ce5" table:formula="of:=[.B3]/200" office:value-type="currency" office:currency="ARS" office:value="9" calcext:value-type="currency">
            <text:p>$9,0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5" table:formula="of:=[.C3]*[.D3]*1.5+[.C3]*[.E3]*2" office:value-type="currency" office:currency="ARS" office:value="553.5" calcext:value-type="currency">
            <text:p>$553,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B3]+[.H3]+[.F3]" office:value-type="currency" office:currency="ARS" office:value="2953.5" calcext:value-type="currency">
            <text:p>$2.953,50</text:p>
          </table:table-cell>
          <table:table-cell table:formula="of:=[.$I3]*[.J$1]" office:value-type="currency" office:currency="ARS" office:value="324.885" calcext:value-type="currency">
            <text:p>$324,89</text:p>
          </table:table-cell>
          <table:table-cell table:formula="of:=[.$I3]*[.K$1]" office:value-type="currency" office:currency="ARS" office:value="118.14" calcext:value-type="currency">
            <text:p>$118,14</text:p>
          </table:table-cell>
          <table:table-cell table:formula="of:=[.$I3]*[.L$1]" office:value-type="currency" office:currency="ARS" office:value="177.21" calcext:value-type="currency">
            <text:p>$177,21</text:p>
          </table:table-cell>
          <table:table-cell table:style-name="ce5" table:formula="of:=[.G3]+[.I3]-[.J3]-[.K3]-[.L3]" office:value-type="currency" office:currency="ARS" office:value="2883.265" calcext:value-type="currency">
            <text:p>$2.883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style-name="ce5" table:formula="of:=[.B4]/200" office:value-type="currency" office:currency="ARS" office:value="9" calcext:value-type="currency">
            <text:p>$9,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formula="of:=[.C4]*[.D4]*1.5+[.C4]*[.E4]*2" office:value-type="currency" office:currency="ARS" office:value="54" calcext:value-type="currency">
            <text:p>$54,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B4]+[.H4]+[.F4]" office:value-type="currency" office:currency="ARS" office:value="2454" calcext:value-type="currency">
            <text:p>$2.454,00</text:p>
          </table:table-cell>
          <table:table-cell table:formula="of:=[.$I4]*[.J$1]" office:value-type="currency" office:currency="ARS" office:value="269.94" calcext:value-type="currency">
            <text:p>$269,94</text:p>
          </table:table-cell>
          <table:table-cell table:formula="of:=[.$I4]*[.K$1]" office:value-type="currency" office:currency="ARS" office:value="98.16" calcext:value-type="currency">
            <text:p>$98,16</text:p>
          </table:table-cell>
          <table:table-cell table:formula="of:=[.$I4]*[.L$1]" office:value-type="currency" office:currency="ARS" office:value="147.24" calcext:value-type="currency">
            <text:p>$147,24</text:p>
          </table:table-cell>
          <table:table-cell table:style-name="ce5" table:formula="of:=[.G4]+[.I4]-[.J4]-[.K4]-[.L4]" office:value-type="currency" office:currency="ARS" office:value="2488.66" calcext:value-type="currency">
            <text:p>$2.488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style-name="ce5" table:formula="of:=[.B5]/200" office:value-type="currency" office:currency="ARS" office:value="9" calcext:value-type="currency">
            <text:p>$9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table:formula="of:=[.C5]*[.D5]*1.5+[.C5]*[.E5]*2" office:value-type="currency" office:currency="ARS" office:value="202.5" calcext:value-type="currency">
            <text:p>$202,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B5]+[.H5]+[.F5]" office:value-type="currency" office:currency="ARS" office:value="2602.5" calcext:value-type="currency">
            <text:p>$2.602,50</text:p>
          </table:table-cell>
          <table:table-cell table:formula="of:=[.$I5]*[.J$1]" office:value-type="currency" office:currency="ARS" office:value="286.275" calcext:value-type="currency">
            <text:p>$286,28</text:p>
          </table:table-cell>
          <table:table-cell table:formula="of:=[.$I5]*[.K$1]" office:value-type="currency" office:currency="ARS" office:value="104.1" calcext:value-type="currency">
            <text:p>$104,10</text:p>
          </table:table-cell>
          <table:table-cell table:formula="of:=[.$I5]*[.L$1]" office:value-type="currency" office:currency="ARS" office:value="156.15" calcext:value-type="currency">
            <text:p>$156,15</text:p>
          </table:table-cell>
          <table:table-cell table:style-name="ce5" table:formula="of:=[.G5]+[.I5]-[.J5]-[.K5]-[.L5]" office:value-type="currency" office:currency="ARS" office:value="2605.975" calcext:value-type="currency">
            <text:p>$2.605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4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style-name="ce5" table:formula="of:=[.B6]/200" office:value-type="currency" office:currency="ARS" office:value="9" calcext:value-type="currency">
            <text:p>$9,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C6]*[.D6]*1.5+[.C6]*[.E6]*2" office:value-type="currency" office:currency="ARS" office:value="0" calcext:value-type="currency">
            <text:p>$0,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B6]+[.H6]+[.F6]" office:value-type="currency" office:currency="ARS" office:value="2400" calcext:value-type="currency">
            <text:p>$2.400,00</text:p>
          </table:table-cell>
          <table:table-cell table:formula="of:=[.$I6]*[.J$1]" office:value-type="currency" office:currency="ARS" office:value="264" calcext:value-type="currency">
            <text:p>$264,00</text:p>
          </table:table-cell>
          <table:table-cell table:formula="of:=[.$I6]*[.K$1]" office:value-type="currency" office:currency="ARS" office:value="96" calcext:value-type="currency">
            <text:p>$96,00</text:p>
          </table:table-cell>
          <table:table-cell table:formula="of:=[.$I6]*[.L$1]" office:value-type="currency" office:currency="ARS" office:value="144" calcext:value-type="currency">
            <text:p>$144,00</text:p>
          </table:table-cell>
          <table:table-cell table:style-name="ce5" table:formula="of:=[.G6]+[.I6]-[.J6]-[.K6]-[.L6]" office:value-type="currency" office:currency="ARS" office:value="2446" calcext:value-type="currency">
            <text:p>$2.446,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Falta factor común en grpo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formulas de fecha de y hora</text:p>
          </table:table-cell>
          <table:table-cell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20:48:00.3088675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9:18:59.554414362</meta:creation-date>
    <dc:date>2026-03-16T22:12:29.405988570</dc:date>
    <meta:editing-duration>PT23M52S</meta:editing-duration>
    <meta:editing-cycles>6</meta:editing-cycles>
    <meta:generator>LibreOffice/25.8.5.2$Linux_X86_64 LibreOffice_project/580$Build-2</meta:generator>
    <meta:document-statistic meta:table-count="3" meta:cell-count="163" meta:object-count="0"/>
  </office:meta>
</office:document-meta>
</file>